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master-page-name="">
      <style:paragraph-properties fo:margin-left="0.1799in" fo:margin-right="0in" fo:margin-top="0.0799in" fo:margin-bottom="0in" fo:text-indent="0in" style:auto-text-indent="false" style:page-number="auto"/>
      <style:text-properties style:font-name="Arial"/>
    </style:style>
    <style:style style:name="P4" style:family="paragraph" style:parent-style-name="Standard">
      <style:paragraph-properties fo:margin-left="0.1799in" fo:margin-right="0in" fo:text-indent="0in" style:auto-text-indent="false"/>
      <style:text-properties style:font-name="Arial"/>
    </style:style>
    <style:style style:name="P5" style:family="paragraph" style:parent-style-name="Standard" style:list-style-name="L1">
      <style:text-properties style:font-name="Arial"/>
    </style:style>
    <style:style style:name="P6" style:family="paragraph" style:parent-style-name="Standard" style:list-style-name="L1">
      <style:paragraph-properties fo:break-before="page"/>
      <style:text-properties style:font-name="Arial"/>
    </style:style>
    <style:style style:name="P7" style:family="paragraph" style:parent-style-name="Spacing_20_Style_20_1" style:list-style-name="L1">
      <style:paragraph-properties fo:margin-top="0in" fo:margin-bottom="0in"/>
      <style:text-properties style:font-name="Arial"/>
    </style:style>
    <style:style style:name="T1" style:family="text">
      <style:text-properties fo:font-weight="bold" style:font-weight-asian="bold" style:font-weight-complex="bold"/>
    </style:style>
    <style:style style:name="T2" style:family="text">
      <style:text-properties style:use-window-font-color="tru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size="10pt" fo:font-style="italic" style:font-size-asian="10pt" style:font-style-asian="italic" style:font-size-complex="10pt" style:font-style-complex="italic"/>
    </style:style>
    <text:list-style style:name="L1">
      <text:list-level-style-number text:level="1" text:style-name="Numbering_20_Style_20_1" style:num-suffix=")" style:num-format="1">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o, why use Docker?</text:p>
      <text:p text:style-name="P1">More generally, why adopt containerization and container-based virtualization?</text:p>
      <text:p text:style-name="P1"/>
      <text:p text:style-name="P1">First, a few words on virtualization.</text:p>
      <text:p text:style-name="P1">Most of us are aware of Virtual Machine software like Vmware.</text:p>
      <text:p text:style-name="P1">The general goal is get away from operating on a physical hardware platform directly, which ties one to the particular type, version and configuration of the host operating system.</text:p>
      <text:p text:style-name="P1">With a Virtual Machine, you can for example run a Linux and Windows server operating systems on the same underlying physical host, part of a general approach that saves costs by reducing the need for physical hardware systems, establishings portability, snapshotting capability, etc.</text:p>
      <text:p text:style-name="P1"/>
      <text:p text:style-name="P1">How are containers different?</text:p>
      <text:p text:style-name="P1">While a container also accomplishes virtualization, a Virtual Machine does so by emulating an entire operating system on top of the host operating system. </text:p>
      <text:p text:style-name="P1">With container-based virtualization, there isn't the overhead associated with having each container run a completely installed operating system. This is because a container, while able to virtualize everything about an application down to the operating system, would do so USING the hosting operating system, not replacing it. This approach improves performance because there is just one operating system taking care of hardware calls. </text:p>
      <text:p text:style-name="P1"/>
      <text:p text:style-name="P1">So this can start us off on the list of container benefits:</text:p>
      <text:p text:style-name="P1"/>
      <text:list xml:id="list8384251492345134992" text:style-name="L1">
        <text:list-item>
          <text:p text:style-name="P7"><text:span text:style-name="T2">Containers are lightweight</text:span><text:line-break/>Containers are small, consume less resources on the host server and are faster to create and migrate. <text:line-break/>Because of this...<text:line-break/></text:p>
        </text:list-item>
        <text:list-item>
          <text:p text:style-name="P5"><text:span text:style-name="T1">You can host many apps on a single server.</text:span><text:line-break/>A single server can run far more containers than virtual machines.<text:line-break/></text:p>
        </text:list-item>
        <text:list-item>
          <text:p text:style-name="P5"><text:span text:style-name="T1">Containers bring dev and ops even closer together.<text:line-break/></text:span><text:span text:style-name="T3">The following referrence explains this well: <text:line-break/></text:span><text:a xlink:type="simple" xlink:href="http://www.infoworld.com/article/2607128/application-development/4-ways-docker-fundamentally-changes-application-development.html" text:style-name="Internet_20_link" text:visited-style-name="Visited_20_Internet_20_Link"><text:span text:style-name="T3">http://www.infoworld.com/article/2607128/application-development/4-ways-docker-fundamentally-changes-application-development.html</text:span></text:a><text:span text:style-name="T3"><text:line-break/><text:line-break/></text:span><text:span text:style-name="T4">"Docker is the first devoper tool that's as popular with developers as it is with ops engineers. Why? Developers can work inside the containers, and ops engineers can work outside the containers in parallel.<text:line-break/>When development teams adopt Docker, they add a new layer of agility to the software development lifecycle. The big difference is consistency. Docker-based applications run exactly the same on a laptop as they do in production. Because Docker encapsulates the entire state around an application, you do not have to worry about missing dependencies or bugs due to architectural differences in the underlying operating system."<text:line-break/><text:line-break/></text:span><text:a xlink:type="simple" xlink:href="https://www.linux.com/blog/stackengines-boyd-hemphill-how-docker-changing-devops" text:style-name="Internet_20_link" text:visited-style-name="Visited_20_Internet_20_Link">https://www.linux.com/blog/stackengines-boyd-hemphill-how-docker-changing-devops</text:a><text:line-break/><text:span text:style-name="T5">"What Docker did is they came up with a beautiful way to package and pipeline the use of containers for people with day jobs that aren't leveraging billions of dollars of infrastructure, i.e. mere mortals. Docker allows both Dev and Ops to think about a microservices architecture from their respective roles in a much easier way."</text:span></text:p>
        </text:list-item>
        <text:list-item>
          <text:p text:style-name="P6"><text:span text:style-name="T1">Containers speeds up development<text:line-break/></text:span>A common experience for a developer, especially in the past, was to setup his/her environment on a laptop or workstation for local development. One would install and configure the database, download and configure a web server, download and install a client for the source repository, etc.<text:line-break/>At the end of this process one would have a setup that comprised the full "stack" into which one would compile code to run and test. This process has to be repeated in full or in part for each project being worked on.<text:line-break/>With Docker, this environment can be up in running in seconds with one command.<text:line-break/>This command would run a script that starts up a series of containers that serve as the hosts for each part of the stack.<text:line-break/>These containers are based on images that are stored in a docker registry and shared around to other developers and operations folk.<text:line-break/>Essentially, the infrastructure in which a developer runs his work turns into a "black box" that he no longer needs to concern himself about building.<text:line-break/>All of this supports a more efficient application architecture called microservices.<text:line-break/></text:p>
        </text:list-item>
        <text:list-item>
          <text:p text:style-name="P5"><text:span text:style-name="T1">Containerization is the way to pursue microservices.</text:span><text:line-break/>Monolithic cloud application is being replaced by microservice architectures where the trend is to decompose applications into decoupled, minimalist, and specialized containers that are designed to do one thing really well. In addition to being more efficient and modular, this approach is being adopted by more and more development teams, including the Kuali foundation.<text:line-break/>For example, the COI (Conflict of interest) feature of Kuali Coeus, while from a users viewpoint is simply part of the application, is a completely separate application that is stored in its own source repository and runs on its own, being called by the main application as a web service. Over time, the remaining modules of Kuali Coeus are planned to be de-coupled in this fashion and made to use each others services through on the same remote call basis.<text:line-break/>Containerization was made for this.</text:p>
        </text:list-item>
      </text:list>
      <text:p text:style-name="P1"/>
      <text:p text:style-name="P2">CI (Continuous Integration).</text:p>
      <text:p text:style-name="P3">The problem in the past with ongoing development was that the longer anyone one worked on a separate copy of the codebase, the more changes stack up and the more difficult it is to eventually merge the code back into the main trunk along with changes introduced by other developers.</text:p>
      <text:p text:style-name="P4">This problem could become serious enough to a point where more time is spent integrating changes compares to the time spent making those changes in the first place. The application is susceptible to bugs.</text:p>
      <text:p text:style-name="P4">With CI, the practice is to work in a more agile fashion and "chunk" up the work into small enough pieces so developers merge their changes frequently and often. In this scenario, changes made by a developer don't comprise anything significant enough to present a problem in merging and testing. A CI workflow will include a CI server like Jenkins that automates the steps of getting a developers changes deployed into their running environments. </text:p>
      <text:p text:style-name="P4">CI stresses that developers incorporate unit tests for their work so that this CI server can run them automatically before packaging up the code and deploying. This aspect is not trivial and would comprise a heavy battery of tests that take most of the overall build time. This automatic testing is a way of further preventing the introduction of bugs.</text:p>
      <text:p text:style-name="P4">In the case of Docker, Jenkins can be used as the CI server that draws in code, runs a heavy battery of tests against it, and deploys the built artifact as a running container on the target server.</text:p>
      <text:p text:style-name="P4"><text:soft-page-break/>An overlapping term is <text:span text:style-name="T1">Continuous Deployment (CD)</text:span> where the goal is to maintain a running version of an application that is guaranteed to be free of issues and represents a picture of where developers are in their work that is no more than a day or two old.</text:p>
      <text:p text:style-name="P4">This is all automated and accomodated with a continous integration server like Jenki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pacing_20_Style_20_1" style:display-name="Spacing Style 1"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Numbering_20_Style_20_1" style:display-name="Numbering Style 1" style:family="text" style:parent-style-name="Line_20_numbering">
      <style:text-properties style:use-window-font-color="true" style:font-name="Arial" fo:language="zxx" fo:country="none" fo:font-weight="bold" fo:background-color="transparent" style:language-asian="zxx" style:country-asian="none" style:font-weight-asian="bold" style:language-complex="zxx" style:country-complex="none"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0M7S</meta:editing-duration>
    <meta:editing-cycles>13</meta:editing-cycles>
    <meta:generator>OpenOffice/4.1.2$Win32 OpenOffice.org_project/412m3$Build-9782</meta:generator>
    <dc:date>2016-07-06T11:27:32.81</dc:date>
    <dc:creator>Warren Hennemuth</dc:creator>
    <meta:document-statistic meta:table-count="0" meta:image-count="0" meta:object-count="0" meta:page-count="3" meta:paragraph-count="23" meta:word-count="1078" meta:character-count="6764"/>
    <meta:user-defined meta:name="Info 1"/>
    <meta:user-defined meta:name="Info 2"/>
    <meta:user-defined meta:name="Info 3"/>
    <meta:user-defined meta:name="Info 4"/>
  </office:meta>
</office:document-meta>
</file>